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imSun, 宋体" svg:font-family="SimSun, 宋体" style:font-family-generic="system" style:font-pitch="variable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  <style:text-properties fo:font-weight="bold" style:font-weight-asian="bold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justify" fo:margin-left="3.8395in">
        <style:tab-stops/>
      </style:paragraph-properties>
    </style:style>
    <style:style style:name="P25" style:parent-style-name="Standard" style:family="paragraph">
      <style:paragraph-properties fo:text-align="justify" fo:margin-left="3.8395in">
        <style:tab-stops/>
      </style:paragraph-properties>
    </style:style>
    <style:style style:name="P26" style:parent-style-name="Standard" style:family="paragraph">
      <style:paragraph-properties fo:text-align="justify" fo:margin-left="3.8395in">
        <style:tab-stops/>
      </style:paragraph-properties>
    </style:style>
    <style:style style:name="P27" style:parent-style-name="Standard" style:family="paragraph">
      <style:paragraph-properties fo:text-align="justify" fo:margin-left="3.8395in">
        <style:tab-stops/>
      </style:paragraph-properties>
    </style:style>
    <style:style style:name="P28" style:parent-style-name="Standard" style:family="paragraph">
      <style:paragraph-properties fo:text-align="justify" fo:margin-left="3.8395in">
        <style:tab-stops/>
      </style:paragraph-properties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  <style:text-properties fo:font-weight="bold" style:font-weight-asian="bold"/>
    </style:style>
    <style:style style:name="P44" style:parent-style-name="Standard" style:family="paragraph">
      <style:paragraph-properties fo:text-align="center"/>
      <style:text-properties fo:font-weight="bold" style:font-weight-asian="bold"/>
    </style:style>
    <style:style style:name="P45" style:parent-style-name="Standard" style:family="paragraph">
      <style:paragraph-properties fo:text-align="center"/>
      <style:text-properties fo:font-weight="bold" style:font-weight-asian="bold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>
        <style:tab-stops>
          <style:tab-stop style:type="right" style:position="6.2576in"/>
        </style:tab-stops>
      </style:paragraph-properties>
      <style:text-properties fo:font-weight="bold" style:font-weight-asian="bold" style:font-weight-complex="bold"/>
    </style:style>
    <style:style style:name="P49" style:parent-style-name="Standard" style:family="paragraph">
      <style:paragraph-properties>
        <style:tab-stops>
          <style:tab-stop style:type="right" style:position="6.2576in"/>
        </style:tab-stops>
      </style:paragraph-properties>
      <style:text-properties fo:font-weight="bold" style:font-weight-asian="bold" style:font-weight-complex="bold"/>
    </style:style>
    <style:style style:name="P50" style:parent-style-name="Standard" style:family="paragraph">
      <style:paragraph-properties>
        <style:tab-stops>
          <style:tab-stop style:type="right" style:position="6.2576in"/>
        </style:tab-stops>
      </style:paragraph-properties>
    </style:style>
    <style:style style:name="T51" style:parent-style-name="Fonteparág.padrão" style:family="text">
      <style:text-properties fo:font-weight="bold" style:font-weight-asian="bold" style:font-weight-complex="bold" fo:background-color="#FFFF00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P53" style:parent-style-name="Standard" style:family="paragraph">
      <style:paragraph-properties>
        <style:tab-stops>
          <style:tab-stop style:type="right" style:position="6.2576in"/>
        </style:tab-stops>
      </style:paragraph-properties>
      <style:text-properties fo:font-weight="bold" style:font-weight-asian="bold" style:font-weight-complex="bold"/>
    </style:style>
    <style:style style:name="P54" style:parent-style-name="Standard" style:family="paragraph">
      <style:paragraph-properties>
        <style:tab-stops>
          <style:tab-stop style:type="right" style:position="6.2576in"/>
        </style:tab-stops>
      </style:paragraph-properties>
      <style:text-properties fo:font-weight="bold" style:font-weight-asian="bold" style:font-weight-complex="bold"/>
    </style:style>
    <style:style style:name="P55" style:parent-style-name="Standard" style:family="paragraph">
      <style:paragraph-properties>
        <style:tab-stops>
          <style:tab-stop style:type="right" style:position="6.2576in"/>
        </style:tab-stops>
      </style:paragraph-properties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/>
    </style:style>
    <style:style style:name="P57" style:parent-style-name="Standard" style:list-style-name="WW8Num1" style:family="paragraph">
      <style:paragraph-properties fo:break-before="page"/>
      <style:text-properties fo:font-weight="bold" style:font-weight-asian="bold"/>
    </style:style>
    <style:style style:name="P58" style:parent-style-name="Standard" style:family="paragraph">
      <style:text-properties fo:font-weight="bold" style:font-weight-asian="bold"/>
    </style:style>
    <style:style style:name="P59" style:parent-style-name="Standard" style:family="paragraph">
      <style:paragraph-properties fo:text-align="justify" fo:text-indent="0.3937in"/>
    </style:style>
    <style:style style:name="P60" style:parent-style-name="Standard" style:family="paragraph">
      <style:text-properties fo:font-weight="bold" style:font-weight-asian="bold"/>
    </style:style>
    <style:style style:name="P61" style:parent-style-name="Standard" style:family="paragraph">
      <style:text-properties fo:font-weight="bold" style:font-weight-asian="bold"/>
    </style:style>
    <style:style style:name="P62" style:parent-style-name="Standard" style:list-style-name="WW8Num1" style:family="paragraph">
      <style:text-properties fo:font-weight="bold" style:font-weight-asian="bold"/>
    </style:style>
    <style:style style:name="P63" style:parent-style-name="Standard" style:family="paragraph">
      <style:text-properties fo:font-weight="bold" style:font-weight-asian="bold"/>
    </style:style>
    <style:style style:name="P64" style:parent-style-name="Standard" style:family="paragraph">
      <style:paragraph-properties fo:text-align="justify" fo:text-indent="0.3937in"/>
    </style:style>
    <style:style style:name="P65" style:parent-style-name="Standard" style:family="paragraph">
      <style:text-properties fo:font-weight="bold" style:font-weight-asian="bold"/>
    </style:style>
    <style:style style:name="P66" style:parent-style-name="Standard" style:family="paragraph">
      <style:text-properties fo:font-weight="bold" style:font-weight-asian="bold"/>
    </style:style>
    <style:style style:name="P67" style:parent-style-name="Standard" style:list-style-name="WW8Num1" style:family="paragraph">
      <style:text-properties fo:font-weight="bold" style:font-weight-asian="bold"/>
    </style:style>
    <style:style style:name="P68" style:parent-style-name="Standard" style:family="paragraph">
      <style:text-properties fo:font-weight="bold" style:font-weight-asian="bold"/>
    </style:style>
    <style:style style:name="P69" style:parent-style-name="Standard" style:family="paragraph">
      <style:paragraph-properties fo:text-align="justify" fo:text-indent="0.3937in"/>
    </style:style>
    <style:style style:name="P70" style:parent-style-name="Standard" style:family="paragraph">
      <style:text-properties fo:font-weight="bold" style:font-weight-asian="bold"/>
    </style:style>
    <style:style style:name="P71" style:parent-style-name="Standard" style:family="paragraph">
      <style:text-properties fo:font-weight="bold" style:font-weight-asian="bold"/>
    </style:style>
    <style:style style:name="P72" style:parent-style-name="Standard" style:list-style-name="WW8Num1" style:family="paragraph">
      <style:text-properties fo:font-weight="bold" style:font-weight-asian="bold"/>
    </style:style>
    <style:style style:name="P73" style:parent-style-name="Standard" style:family="paragraph">
      <style:text-properties fo:font-weight="bold" style:font-weight-asian="bold"/>
    </style:style>
    <style:style style:name="P74" style:parent-style-name="Standard" style:family="paragraph">
      <style:paragraph-properties fo:text-align="justify" fo:text-indent="0.3937in"/>
    </style:style>
    <style:style style:name="P75" style:parent-style-name="Standard" style:family="paragraph">
      <style:text-properties fo:font-weight="bold" style:font-weight-asian="bold"/>
    </style:style>
    <style:style style:name="P76" style:parent-style-name="Standard" style:family="paragraph">
      <style:text-properties fo:font-weight="bold" style:font-weight-asian="bold"/>
    </style:style>
    <style:style style:name="P77" style:parent-style-name="Standard" style:list-style-name="WW8Num1" style:family="paragraph">
      <style:text-properties fo:font-weight="bold" style:font-weight-asian="bold"/>
    </style:style>
    <style:style style:name="P78" style:parent-style-name="Standard" style:family="paragraph">
      <style:text-properties fo:font-weight="bold" style:font-weight-asian="bold"/>
    </style:style>
    <style:style style:name="P79" style:parent-style-name="Standard" style:family="paragraph">
      <style:paragraph-properties fo:text-align="justify" fo:text-indent="0.3937in"/>
    </style:style>
    <style:style style:name="P80" style:parent-style-name="Standard" style:family="paragraph">
      <style:text-properties fo:font-weight="bold" style:font-weight-asian="bold"/>
    </style:style>
    <style:style style:name="P81" style:parent-style-name="Standard" style:family="paragraph">
      <style:text-properties fo:font-weight="bold" style:font-weight-asian="bold"/>
    </style:style>
    <style:style style:name="P82" style:parent-style-name="Standard" style:list-style-name="WW8Num1" style:family="paragraph">
      <style:text-properties fo:font-weight="bold" style:font-weight-asian="bold"/>
    </style:style>
    <style:style style:name="P83" style:parent-style-name="Standard" style:family="paragraph">
      <style:text-properties fo:font-weight="bold" style:font-weight-asian="bold"/>
    </style:style>
    <style:style style:name="P84" style:parent-style-name="Standard" style:family="paragraph">
      <style:paragraph-properties fo:text-align="justify">
        <style:tab-stops>
          <style:tab-stop style:type="left" style:position="0.3125in"/>
        </style:tab-stops>
      </style:paragraph-properties>
    </style:style>
    <style:style style:name="P85" style:parent-style-name="Standard" style:family="paragraph">
      <style:paragraph-properties>
        <style:tab-stops>
          <style:tab-stop style:type="left" style:position="0.3125in"/>
        </style:tab-stops>
      </style:paragraph-properties>
      <style:text-properties fo:font-weight="bold" style:font-weight-asian="bold"/>
    </style:style>
    <style:style style:name="P86" style:parent-style-name="Standard" style:family="paragraph">
      <style:paragraph-properties fo:text-align="justify">
        <style:tab-stops>
          <style:tab-stop style:type="left" style:position="0.3125in"/>
        </style:tab-stops>
      </style:paragraph-properties>
    </style:style>
    <style:style style:name="T87" style:parent-style-name="Fonteparág.padrão" style:family="text">
      <style:text-properties fo:color="#000000" fo:background-color="#FFFFFF"/>
    </style:style>
    <style:style style:name="T88" style:parent-style-name="Fonteparág.padrão" style:family="text">
      <style:text-properties fo:color="#000000" fo:background-color="#FFFFFF"/>
    </style:style>
    <style:style style:name="T89" style:parent-style-name="Fonteparág.padrão" style:family="text">
      <style:text-properties fo:font-weight="bold" style:font-weight-asian="bold" style:font-weight-complex="bold" fo:color="#000000"/>
    </style:style>
    <style:style style:name="T90" style:parent-style-name="Fonteparág.padrão" style:family="text">
      <style:text-properties fo:color="#000000"/>
    </style:style>
    <style:style style:name="T91" style:parent-style-name="apple-converted-space" style:family="text">
      <style:text-properties fo:color="#000000" fo:background-color="#FFFFFF"/>
    </style:style>
    <style:style style:name="T92" style:parent-style-name="Fonteparág.padrão" style:family="text">
      <style:text-properties fo:color="#000000" fo:background-color="#FFFFFF"/>
    </style:style>
  </office:automatic-styles>
  <office:body>
    <office:text text:use-soft-page-breaks="true">
      <text:p text:style-name="P1">NOME DOS ALUNOS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TÍTULO DO TRABALHO</text:p>
      <text:p text:style-name="P20"/>
      <text:p text:style-name="P21"/>
      <text:p text:style-name="P22"/>
      <text:p text:style-name="P23"/>
      <text:p text:style-name="P24">Relatório Técnico apresentado como requisito parcial/final ao Projeto Integrador do Curso de Tecnólogo em <text:s/>Análise e Desenvolvimento de Sistemas.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Cascavel, Paraná.</text:p>
      <text:p text:style-name="P44">2021</text:p>
      <text:p text:style-name="P45"/>
      <text:soft-page-break/>
      <text:p text:style-name="P46">SUMÁRIO</text:p>
      <text:p text:style-name="P47"/>
      <text:p text:style-name="P48">1. INTRODUÇÃO<text:tab/>03</text:p>
      <text:p text:style-name="P49">2. FUNDAMENTAÇÃO<text:tab/>03</text:p>
      <text:p text:style-name="P50"><text:span text:style-name="T51">3. MATERIAL E MÉTODOS</text:span><text:span text:style-name="T52"><text:tab/>03</text:span></text:p>
      <text:p text:style-name="P53">4. RESULTADOS E DISCUSSÃO<text:tab/>03</text:p>
      <text:p text:style-name="P54">5. CONCLUSÕES<text:tab/>03</text:p>
      <text:p text:style-name="P55">6. REFERÊNCIAS<text:tab/>04</text:p>
      <text:p text:style-name="P56"/>
      <text:soft-page-break/>
      <text:list text:style-name="WW8Num1">
        <text:list-item text:start-value="1">
          <text:p text:style-name="P57">INTRODUÇÃO</text:p>
        </text:list-item>
      </text:list>
      <text:p text:style-name="P58"/>
      <text:p text:style-name="P59">É o momento de apresentar o trabalho.<text:s/>Indique aqui todas as informações importantes que o leitor precisa para estar contextualizado na sua proposta e poder percorrer as outras seções do trabalho sabendo do que se trata e o que esperar. O texto deverá ser discursivo, contendo, obrigatoriamente,<text:s/>a motivação, a justificativa, o que se espera do trabalho, os atores envolvidos, o objetivo geral e os objetivos específicos, e a organização das outras seções do relatório. Deverá conter entre uma e duas folhas.</text:p>
      <text:p text:style-name="P60"/>
      <text:p text:style-name="P61"/>
      <text:list text:style-name="WW8Num1" text:continue-numbering="true">
        <text:list-item>
          <text:p text:style-name="P62">FUNDAMENTAÇÃO</text:p>
        </text:list-item>
      </text:list>
      <text:p text:style-name="P63"/>
      <text:p text:style-name="P64">Aqui cabe apresentar a necessária fundamentação teórica relacionada à contextualização do seu trabalho. Para isso, é essencial buscar, estudar, escrever e citar autores importantes da área de conhecimento e estudo do seu trabalho. Contudo, é indispensável que a teoria apresentada<text:s/>esteja em conformidade com a sua proposta e com os resultados esperados. A discussão de outros trabalhos relacionados a este é bem vinda nesta seção. Dependendo do assunto, figuras são bem vindas nesta seção para ilustrar aspectos importantes da fundamentação.</text:p>
      <text:p text:style-name="P65"/>
      <text:p text:style-name="P66"/>
      <text:list text:style-name="WW8Num1" text:continue-numbering="true">
        <text:list-item>
          <text:p text:style-name="P67">MATERIAL E MÉTODOS</text:p>
        </text:list-item>
      </text:list>
      <text:p text:style-name="P68"/>
      <text:p text:style-name="P69">Aqui deverão ser apresentadas todas as etapas de desenvolvimento do trabalho, deixando claro qual é o passo a passo que foi utilizado, ou seja, a sua metodologia. Os materiais utilizados, sua descrição, e o motivo pelo qual foram<text:s/>utilizados também, entrarão aqui. Além disso é necessário relatar como foram efetivamente realizadas as etapas. A cada etapa o que ocorreu de mais relevante no processo de desenvolvimento/observação deverá ser relatado minuciosamente porém com objetividade (sem ser prolixo). É importante também relatar os problemas encontrados, e quais foram as alternativas utilizadas para a solução destes problemas. Problemas ocorridos que não se encontrou solução devem ser relatados. Além da descrição textual, outros elementos como tabelas, quadros, gráficos e figuras são bem vindos nesta seção para auxiliar na explicação do desenvolvimento do trabalho.</text:p>
      <text:p text:style-name="P70"/>
      <text:p text:style-name="P71"/>
      <text:list text:style-name="WW8Num1" text:continue-numbering="true">
        <text:list-item>
          <text:p text:style-name="P72">RESULTADOS E DISCUSSÃO</text:p>
        </text:list-item>
      </text:list>
      <text:p text:style-name="P73"/>
      <text:p text:style-name="P74">Apresentar os resultados obtidos de forma clara e objetiva. Os resultados devem ser<text:s/>apresentados e relacionados com os objetivos propostos no início do relatório, para o autor fazer uma relação de causa e efeito. Além da descrição textual, outros elementos como tabelas, quadros, gráficos e figuras são bem vindos nesta seção para a exibição dos resultados.</text:p>
      <text:p text:style-name="P75"/>
      <text:p text:style-name="P76"/>
      <text:list text:style-name="WW8Num1" text:continue-numbering="true">
        <text:list-item>
          <text:p text:style-name="P77">CONCLUSÕES</text:p>
        </text:list-item>
      </text:list>
      <text:p text:style-name="P78"/>
      <text:p text:style-name="P79">Essa seção deve fazer um fechamento geral do trabalho. Nela você apresenta sua visão sobre todo o processo de desenvolvimento do mesmo e sobre os resultados obtidos, numa ótica pessoal de quais eram as expectativas e o que efetivamente foi alcançado. Poderá conter<text:s/><text:soft-page-break/>também sugestões para uma possível continuidade do trabalho.</text:p>
      <text:p text:style-name="P80"/>
      <text:p text:style-name="P81"/>
      <text:list text:style-name="WW8Num1" text:continue-numbering="true">
        <text:list-item>
          <text:p text:style-name="P82">REFERÊNCIAS</text:p>
        </text:list-item>
      </text:list>
      <text:p text:style-name="P83"/>
      <text:p text:style-name="P84">Listar aqui, em ordem alfabética do último sobrenome (ou outra indicação), conforme as normas da ABNT que vimos e estão disponíveis na página http://ead.olavo.eti.br, ou por meio do mecanismo on-line para referências da UFSC (http://www.more.ufsc.br/). Só devem ser colocadas as referências que são citadas no corpo do relatório. Abaixo, segue um exemplo.</text:p>
      <text:p text:style-name="P85"/>
      <text:p text:style-name="P86"><text:span text:style-name="T87">FRANCHI, Claiton Moro; CAMARGO, Valter</text:span><text:span text:style-name="T88"><text:s/>Luís Arlindo de.<text:s/></text:span><text:span text:style-name="T89">Controladores Lógicos Programáveis</text:span><text:span text:style-name="T90">:</text:span><text:span text:style-name="T91"> </text:span><text:span text:style-name="T92">Sistemas Discretos. 2. ed. Rio de Janeiro: Érica, 201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imSun, 宋体" svg:font-family="SimSun, 宋体" style:font-family-generic="system" style:font-pitch="variable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Times New Roman" style:font-name-asian="SimSun, 宋体" style:font-name-complex="Mang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widows="2" fo:orphans="2" fo:margin-bottom="0.1388in" fo:line-height="115%" fo:margin-left="0.5in">
        <style:tab-stops/>
      </style:paragraph-properties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true"/>
    </style:style>
    <style:style style:name="WW8Num1z0" style:display-name="WW8Num1z0" style:family="text">
      <style:text-properties fo:font-weight="bold" style:font-weight-asian="bold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NumberingSymbols" style:display-name="Numbering Symbols" style:family="text"/>
    <style:style style:name="null" style:display-name="null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Fonteparág.padrão"/>
    <style:style style:name="WW_CharLFO1LVL1" style:family="text">
      <style:text-properties fo:font-weight="bold" style:font-weight-asian="bold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1812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631in"/>
      </style:header-style>
      <style:footer-style>
        <style:header-footer-properties style:dynamic-spacing="true" fo:min-height="0.3881in"/>
      </style:footer-style>
    </style:page-layout>
    <style:style style:name="T2" style:parent-style-name="Fonteparág.padrão" style:family="text">
      <style:text-properties style:font-name="Open Sans" style:font-name-asian="Open Sans" style:font-name-complex="Open Sans" fo:font-weight="bold" style:font-weight-asian="bold" style:font-weight-complex="bold" fo:font-size="9pt" style:font-size-asian="9pt" style:font-size-complex="9pt"/>
    </style:style>
    <style:style style:family="graphic" style:name="a0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Imagem1" text:anchor-type="paragraph" svg:x="0in" svg:y="0in" svg:width="6.29173in" svg:height="0.73543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Rodapé"><text:span text:style-name="T2">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uardo A. Eduardo A.</meta:initial-creator>
    <dc:creator>Fernando de Lima Alves3</dc:creator>
    <meta:creation-date>2021-04-05T16:23:00Z</meta:creation-date>
    <dc:date>2021-05-11T23:16:00Z</dc:date>
    <meta:print-date>2014-02-27T18:06:00Z</meta:print-date>
    <meta:template xlink:href="Normal" xlink:type="simple"/>
    <meta:editing-cycles>4</meta:editing-cycles>
    <meta:editing-duration>PT180S</meta:editing-duration>
    <meta:document-statistic meta:page-count="4" meta:paragraph-count="7" meta:word-count="562" meta:character-count="3594" meta:row-count="25" meta:non-whitespace-character-count="3039"/>
  </office:meta>
</office:document-meta>
</file>